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B000002EE019DA1B8A637F57F.png" manifest:media-type="image/png"/>
  <manifest:file-entry manifest:full-path="Pictures/1000000000000487000001F80D4DF2CCE30C2FB5.png" manifest:media-type="image/png"/>
  <manifest:file-entry manifest:full-path="Pictures/10000000000004E10000016CD046D3A49F9A32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Marco1" text:anchor-type="as-char" svg:width="17cm" draw:z-index="0"><draw:text-box fo:min-height="16.037cm"><text:p text:style-name="Figure"><draw:frame draw:style-name="fr2" draw:name="Imagen1" text:anchor-type="paragraph" svg:width="17cm" style:rel-width="100%" svg:height="16.037cm" style:rel-height="scale" draw:z-index="1"><draw:image xlink:href="Pictures/100000000000031B000002EE019DA1B8A637F57F.png" xlink:type="simple" xlink:show="embed" xlink:actuate="onLoad" draw:mime-type="image/png"/></draw:frame>Figura <text:sequence text:ref-name="refFigure0" text:name="Figure" text:formula="ooow:Figure+1" style:num-format="1">1</text:sequence>: Ejercicio 6.2</text:p></draw:text-box></draw:frame></text:p>
      <text:p text:style-name="Standard"/>
      <text:p text:style-name="Standard"/>
      <text:p text:style-name="Standard"><text:soft-page-break/><draw:frame draw:style-name="fr1" draw:name="Marco2" text:anchor-type="as-char" svg:width="17cm" draw:z-index="2"><draw:text-box fo:min-height="7.392cm"><text:p text:style-name="Figure"><draw:frame draw:style-name="fr2" draw:name="Imagen2" text:anchor-type="paragraph" svg:width="17cm" style:rel-width="100%" svg:height="7.392cm" style:rel-height="scale" draw:z-index="3"><draw:image xlink:href="Pictures/1000000000000487000001F80D4DF2CCE30C2FB5.png" xlink:type="simple" xlink:show="embed" xlink:actuate="onLoad" draw:mime-type="image/png"/></draw:frame>Figura <text:sequence text:ref-name="refFigure1" text:name="Figure" text:formula="ooow:Figure+1" style:num-format="1">2</text:sequence>: Ejercicio 6.3</text:p></draw:text-box></draw:frame></text:p>
      <text:p text:style-name="Standard"/>
      <text:p text:style-name="Standard"><draw:frame draw:style-name="fr1" draw:name="Marco3" text:anchor-type="as-char" svg:width="17cm" draw:z-index="4"><draw:text-box fo:min-height="4.953cm"><text:p text:style-name="Figure"><draw:frame draw:style-name="fr2" draw:name="Imagen3" text:anchor-type="paragraph" svg:width="17cm" style:rel-width="100%" svg:height="4.953cm" style:rel-height="scale" draw:z-index="5"><draw:image xlink:href="Pictures/10000000000004E10000016CD046D3A49F9A32B6.png" xlink:type="simple" xlink:show="embed" xlink:actuate="onLoad" draw:mime-type="image/png"/></draw:frame>Figura <text:sequence text:ref-name="refFigure2" text:name="Figure" text:formula="ooow:Figure+1" style:num-format="1">3</text:sequence>: Ejercicio 6.4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4T13:17:38.855000000</meta:creation-date>
    <dc:date>2024-05-24T13:28:10.963000000</dc:date>
    <meta:editing-duration>PT22S</meta:editing-duration>
    <meta:editing-cycles>1</meta:editing-cycles>
    <meta:document-statistic meta:table-count="0" meta:image-count="3" meta:object-count="0" meta:page-count="2" meta:paragraph-count="6" meta:word-count="12" meta:character-count="69" meta:non-whitespace-character-count="60"/>
    <meta:generator>LibreOffice/7.1.2.2$Windows_X86_64 LibreOffice_project/8a45595d069ef5570103caea1b71cc9d82b2aae4</meta:generator>
  </office:meta>
</office:document-meta>
</file>